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7.24958333333333cm"/>
    </style:style>
    <style:style style:name="co2" style:family="table-column">
      <style:table-column-properties fo:break-before="auto" style:column-width="8.837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2.9658333333333cm"/>
    </style:style>
    <style:style style:name="co5" style:family="table-column">
      <style:table-column-properties fo:break-before="auto" style:column-width="21.85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_(1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BASE_SCAMPER</text:p>
          </table:table-cell>
          <table:table-cell office:value-type="string" table:style-name="ce1">
            <text:p>Base Scamper</text:p>
          </table:table-cell>
          <table:table-cell office:value-type="string" table:style-name="ce1">
            <text:p>Kill an enemy just as their respawn protection ends in Arms Race mode</text:p>
          </table:table-cell>
          <table:table-cell office:value-type="string" table:style-name="ce1">
            <text:p>http://cdn.akamai.steamstatic.com/steamcommunity/public/images/apps/730/c1000dbf007206aeddbeed97fcd331405e542adf.jpg</text:p>
          </table:table-cell>
          <table:table-cell office:value-type="string" table:style-name="ce1">
            <text:p>http://cdn.akamai.steamstatic.com/steamcommunity/public/images/apps/730/41d2301e82ddcc783512d0e8dac538767c9af8ff.jpg</text:p>
          </table:table-cell>
          <table:table-cell table:number-columns-repeated="148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BORN_READY</text:p>
          </table:table-cell>
          <table:table-cell office:value-type="string" table:style-name="ce1">
            <text:p>Born Ready</text:p>
          </table:table-cell>
          <table:table-cell office:value-type="string" table:style-name="ce1">
            <text:p>Kill an enemy with the first bullet after your respawn protection ends in Arms Race mode</text:p>
          </table:table-cell>
          <table:table-cell office:value-type="string" table:style-name="ce1">
            <text:p>http://cdn.akamai.steamstatic.com/steamcommunity/public/images/apps/730/5856a57c4a43a209287ef5d4d2ab2cd2e6d4bc76.jpg</text:p>
          </table:table-cell>
          <table:table-cell office:value-type="string" table:style-name="ce1">
            <text:p>http://cdn.akamai.steamstatic.com/steamcommunity/public/images/apps/730/a8ad2dc9a198f2a9853297c8def995b38341ac57.jpg</text:p>
          </table:table-cell>
          <table:table-cell table:number-columns-repeated="148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REVENGES_HIGH</text:p>
          </table:table-cell>
          <table:table-cell office:value-type="string" table:style-name="ce1">
            <text:p>Can't Keep a Good Man Down</text:p>
          </table:table-cell>
          <table:table-cell office:value-type="string" table:style-name="ce1">
            <text:p>Kill 20 enemies who are dominating you</text:p>
          </table:table-cell>
          <table:table-cell office:value-type="string" table:style-name="ce1">
            <text:p>http://cdn.akamai.steamstatic.com/steamcommunity/public/images/apps/730/318f5f8715d76b9a59ae187ee3d052c533761efc.jpg</text:p>
          </table:table-cell>
          <table:table-cell office:value-type="string" table:style-name="ce1">
            <text:p>http://cdn.akamai.steamstatic.com/steamcommunity/public/images/apps/730/54f01fd1936707ac2988b84d93c9f5ed264a66e9.jp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WIN_GUN_GAME_ROUNDS_ULTIMATE</text:p>
          </table:table-cell>
          <table:table-cell office:value-type="string" table:style-name="ce1">
            <text:p>Cold Pizza Eater</text:p>
          </table:table-cell>
          <table:table-cell office:value-type="string" table:style-name="ce1">
            <text:p>Win 1,000 matches in Arms Race or Demolition mode</text:p>
          </table:table-cell>
          <table:table-cell office:value-type="string" table:style-name="ce1">
            <text:p>http://cdn.akamai.steamstatic.com/steamcommunity/public/images/apps/730/32896ed2906d75efe7c96206f2c89a8868e5b127.jpg</text:p>
          </table:table-cell>
          <table:table-cell office:value-type="string" table:style-name="ce1">
            <text:p>http://cdn.akamai.steamstatic.com/steamcommunity/public/images/apps/730/1b5ce5ead820d16cd60a840366f686b9cd4af97c.jp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DOMINATION_OVERKILLS_HIGH</text:p>
          </table:table-cell>
          <table:table-cell office:value-type="string" table:style-name="ce1">
            <text:p>Command and Control</text:p>
          </table:table-cell>
          <table:table-cell office:value-type="string" table:style-name="ce1">
            <text:p>Kill 100 enemies whom you are already dominating</text:p>
          </table:table-cell>
          <table:table-cell office:value-type="string" table:style-name="ce1">
            <text:p>http://cdn.akamai.steamstatic.com/steamcommunity/public/images/apps/730/eb6fbfae0b533923e11313d0b899762a602c85d6.jpg</text:p>
          </table:table-cell>
          <table:table-cell office:value-type="string" table:style-name="ce1">
            <text:p>http://cdn.akamai.steamstatic.com/steamcommunity/public/images/apps/730/fde4c00181781f63c793864fb82aff3ccd652af0.jpg</text:p>
          </table:table-cell>
          <table:table-cell table:number-columns-repeated="148" table:style-name="ce3"/>
          <table:table-cell table:number-columns-repeated="16231"/>
        </table:table-row>
        <table:table-row table:style-name="ro1">
          <table:table-cell office:value-type="string" table:style-name="ce1">
            <text:p>GUN_GAME_CONSERVATIONIST</text:p>
          </table:table-cell>
          <table:table-cell office:value-type="string" table:style-name="ce1">
            <text:p>Conservationist</text:p>
          </table:table-cell>
          <table:table-cell office:value-type="string" table:style-name="ce1">
            <text:p>Win an Arms Race match without reloading any of your weapons</text:p>
          </table:table-cell>
          <table:table-cell office:value-type="string" table:style-name="ce1">
            <text:p>http://cdn.akamai.steamstatic.com/steamcommunity/public/images/apps/730/aace8291de73c7ef8388cd2a0ba4be87497c5cf5.jpg</text:p>
          </table:table-cell>
          <table:table-cell office:value-type="string" table:style-name="ce1">
            <text:p>http://cdn.akamai.steamstatic.com/steamcommunity/public/images/apps/730/4483f4a571fad5bb6829fd6d4d17d8f920628cce.jpg</text:p>
          </table:table-cell>
          <table:table-cell table:number-columns-repeated="148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DOMINATIONS_HIGH</text:p>
          </table:table-cell>
          <table:table-cell office:value-type="string" table:style-name="ce1">
            <text:p>Decimator</text:p>
          </table:table-cell>
          <table:table-cell office:value-type="string" table:style-name="ce1">
            <text:p>Dominate ten enemies</text:p>
          </table:table-cell>
          <table:table-cell office:value-type="string" table:style-name="ce1">
            <text:p>http://cdn.akamai.steamstatic.com/steamcommunity/public/images/apps/730/84b5363e331ac0f4f81b25f023dfd441b7704871.jpg</text:p>
          </table:table-cell>
          <table:table-cell office:value-type="string" table:style-name="ce1">
            <text:p>http://cdn.akamai.steamstatic.com/steamcommunity/public/images/apps/730/9a67684395c15619e91c29c6aec2f8904065cc1b.jpg</text:p>
          </table:table-cell>
          <table:table-cell table:number-columns-repeated="148" table:style-name="ce3"/>
          <table:table-cell table:number-columns-repeated="16231"/>
        </table:table-row>
        <table:table-row table:style-name="ro1">
          <table:table-cell office:value-type="string" table:style-name="ce1">
            <text:p>GUN_GAME_KILL_KNIFER</text:p>
          </table:table-cell>
          <table:table-cell office:value-type="string" table:style-name="ce1">
            <text:p>Denied!</text:p>
          </table:table-cell>
          <table:table-cell office:value-type="string" table:style-name="ce1">
            <text:p>Kill a player who is on gold knife level in Arms Race Mode</text:p>
          </table:table-cell>
          <table:table-cell office:value-type="string" table:style-name="ce1">
            <text:p>http://cdn.akamai.steamstatic.com/steamcommunity/public/images/apps/730/9a1cd597e0b3b4f24ef9bf2daf4ca67f40aab770.jpg</text:p>
          </table:table-cell>
          <table:table-cell office:value-type="string" table:style-name="ce1">
            <text:p>http://cdn.akamai.steamstatic.com/steamcommunity/public/images/apps/730/15793fee93359e9b019e28eb09a000409273f014.jp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EXTENDED_DOMINATION</text:p>
          </table:table-cell>
          <table:table-cell office:value-type="string" table:style-name="ce1">
            <text:p>Excessive Brutality</text:p>
          </table:table-cell>
          <table:table-cell office:value-type="string" table:style-name="ce1">
            <text:p>Kill an enemy whom you are dominating four additional times</text:p>
          </table:table-cell>
          <table:table-cell office:value-type="string" table:style-name="ce1">
            <text:p>http://cdn.akamai.steamstatic.com/steamcommunity/public/images/apps/730/5d9f9a1cbb9ddcc583a826defa941f2c7240125f.jpg</text:p>
          </table:table-cell>
          <table:table-cell office:value-type="string" table:style-name="ce1">
            <text:p>http://cdn.akamai.steamstatic.com/steamcommunity/public/images/apps/730/c5f44363ea98bb62baa9ac5a2907808e8e9ccc51.jp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GUN_GAME_FIRST_THING_FIRST</text:p>
          </table:table-cell>
          <table:table-cell office:value-type="string" table:style-name="ce1">
            <text:p>First Things First</text:p>
          </table:table-cell>
          <table:table-cell office:value-type="string" table:style-name="ce1">
            <text:p>Personally kill the entire Terrorist team before the bomb is planted in Demolition Mode</text:p>
          </table:table-cell>
          <table:table-cell office:value-type="string" table:style-name="ce1">
            <text:p>http://cdn.akamai.steamstatic.com/steamcommunity/public/images/apps/730/3383694a54d7f6becb9c914f2807403839f947ad.jpg</text:p>
          </table:table-cell>
          <table:table-cell office:value-type="string" table:style-name="ce1">
            <text:p>http://cdn.akamai.steamstatic.com/steamcommunity/public/images/apps/730/2e1f4749e3f6aacb4cd11b7fe0881ef6b58ffcbb.jp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GUN_GAME_FIRST_KILL</text:p>
          </table:table-cell>
          <table:table-cell office:value-type="string" table:style-name="ce1">
            <text:p>FIRST!</text:p>
          </table:table-cell>
          <table:table-cell office:value-type="string" table:style-name="ce1">
            <text:p>Be the first player to get a kill in an Arms Race or Demolition match</text:p>
          </table:table-cell>
          <table:table-cell office:value-type="string" table:style-name="ce1">
            <text:p>http://cdn.akamai.steamstatic.com/steamcommunity/public/images/apps/730/f43514b35d97147befe3d0206c256abe16494d10.jpg</text:p>
          </table:table-cell>
          <table:table-cell office:value-type="string" table:style-name="ce1">
            <text:p>http://cdn.akamai.steamstatic.com/steamcommunity/public/images/apps/730/8d29ee467f4ddd380fc6e5140d0f96c62adeccb4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GUN_GAME_ROUNDS_MED</text:p>
          </table:table-cell>
          <table:table-cell office:value-type="string" table:style-name="ce1">
            <text:p>Gun Collector</text:p>
          </table:table-cell>
          <table:table-cell office:value-type="string" table:style-name="ce1">
            <text:p>Play 500 matches of Arms Race or Demolition mode</text:p>
          </table:table-cell>
          <table:table-cell office:value-type="string" table:style-name="ce1">
            <text:p>http://cdn.akamai.steamstatic.com/steamcommunity/public/images/apps/730/3c2603fbd848b5d29bfb6893dc6d268b92e5db04.jpg</text:p>
          </table:table-cell>
          <table:table-cell office:value-type="string" table:style-name="ce1">
            <text:p>http://cdn.akamai.steamstatic.com/steamcommunity/public/images/apps/730/b751604b0015f7c76e8bd3f071ff65a57a4565ea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WIN_GUN_GAME_ROUNDS_LOW</text:p>
          </table:table-cell>
          <table:table-cell office:value-type="string" table:style-name="ce1">
            <text:p>Gungamer</text:p>
          </table:table-cell>
          <table:table-cell office:value-type="string" table:style-name="ce1">
            <text:p>Win one match in Arms Race or Demolition mode</text:p>
          </table:table-cell>
          <table:table-cell office:value-type="string" table:style-name="ce1">
            <text:p>http://cdn.akamai.steamstatic.com/steamcommunity/public/images/apps/730/4a64a911384776b5b22b6b625739ac80c345ad52.jpg</text:p>
          </table:table-cell>
          <table:table-cell office:value-type="string" table:style-name="ce1">
            <text:p>http://cdn.akamai.steamstatic.com/steamcommunity/public/images/apps/730/93a8f39d8310263c09f5d83975528af3e180397b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/>
        </table:table-row>
        <table:table-row table:style-name="ro1">
          <table:table-cell office:value-type="string" table:style-name="ce1">
            <text:p>CONCURRENT_DOMINATIONS</text:p>
          </table:table-cell>
          <table:table-cell office:value-type="string" table:style-name="ce1">
            <text:p>Hat Trick</text:p>
          </table:table-cell>
          <table:table-cell office:value-type="string" table:style-name="ce1">
            <text:p>Dominate three enemies simultaneously</text:p>
          </table:table-cell>
          <table:table-cell office:value-type="string" table:style-name="ce1">
            <text:p>http://cdn.akamai.steamstatic.com/steamcommunity/public/images/apps/730/8fe19e0adf20dfae6ee71dd83c2249ba45b93df9.jpg</text:p>
          </table:table-cell>
          <table:table-cell office:value-type="string" table:style-name="ce1">
            <text:p>http://cdn.akamai.steamstatic.com/steamcommunity/public/images/apps/730/8abe73ca9f1b49e57f79225dab67f5a679e413bb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REVENGES_LOW</text:p>
          </table:table-cell>
          <table:table-cell office:value-type="string" table:style-name="ce1">
            <text:p>Insurgent</text:p>
          </table:table-cell>
          <table:table-cell office:value-type="string" table:style-name="ce1">
            <text:p>Kill an enemy who is dominating you</text:p>
          </table:table-cell>
          <table:table-cell office:value-type="string" table:style-name="ce1">
            <text:p>http://cdn.akamai.steamstatic.com/steamcommunity/public/images/apps/730/3bcdad95b60feeb79544208afbab7420ba7ca7c0.jpg</text:p>
          </table:table-cell>
          <table:table-cell office:value-type="string" table:style-name="ce1">
            <text:p>http://cdn.akamai.steamstatic.com/steamcommunity/public/images/apps/730/0169c0d91b886351fe8e98c911655ec407a2e13e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WIN_GUN_GAME_ROUNDS_MED</text:p>
          </table:table-cell>
          <table:table-cell office:value-type="string" table:style-name="ce1">
            <text:p>Keep on Gunning</text:p>
          </table:table-cell>
          <table:table-cell office:value-type="string" table:style-name="ce1">
            <text:p>Win 25 matches in Arms Race or Demolition mode</text:p>
          </table:table-cell>
          <table:table-cell office:value-type="string" table:style-name="ce1">
            <text:p>http://cdn.akamai.steamstatic.com/steamcommunity/public/images/apps/730/59044fe3688f7f060fcc9195c97e9359ad56c06b.jpg</text:p>
          </table:table-cell>
          <table:table-cell office:value-type="string" table:style-name="ce1">
            <text:p>http://cdn.akamai.steamstatic.com/steamcommunity/public/images/apps/730/8956449c35a50d97aed68b5d344e9109d92493a3.jpg</text:p>
          </table:table-cell>
          <table:table-cell table:number-columns-repeated="2" table:style-name="ce2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WIN_GUN_GAME_ROUNDS_HIGH</text:p>
          </table:table-cell>
          <table:table-cell office:value-type="string" table:style-name="ce1">
            <text:p>Kill of the Century</text:p>
          </table:table-cell>
          <table:table-cell office:value-type="string" table:style-name="ce1">
            <text:p>Win 100 matches in Arms Race or Demolition mode</text:p>
          </table:table-cell>
          <table:table-cell office:value-type="string" table:style-name="ce1">
            <text:p>http://cdn.akamai.steamstatic.com/steamcommunity/public/images/apps/730/1e69c7d4b68cc3e11047d7fe7c81434a73c365a7.jpg</text:p>
          </table:table-cell>
          <table:table-cell office:value-type="string" table:style-name="ce1">
            <text:p>http://cdn.akamai.steamstatic.com/steamcommunity/public/images/apps/730/57a40469f09b9cb8ff40624814217253d89d8942.jpg</text:p>
          </table:table-cell>
          <table:table-cell table:number-columns-repeated="2" table:style-name="ce2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GUN_GAME_ROUNDS_HIGH</text:p>
          </table:table-cell>
          <table:table-cell office:value-type="string" table:style-name="ce1">
            <text:p>King of the Kill</text:p>
          </table:table-cell>
          <table:table-cell office:value-type="string" table:style-name="ce1">
            <text:p>Play 5,000 matches of Arms Race or Demolition mode</text:p>
          </table:table-cell>
          <table:table-cell office:value-type="string" table:style-name="ce1">
            <text:p>http://cdn.akamai.steamstatic.com/steamcommunity/public/images/apps/730/b747e0fdf739e829314d5cde510432a32df34da9.jpg</text:p>
          </table:table-cell>
          <table:table-cell office:value-type="string" table:style-name="ce1">
            <text:p>http://cdn.akamai.steamstatic.com/steamcommunity/public/images/apps/730/3d37e3a9c96b952cdf292bffc6f0f2fe577c1db0.jpg</text:p>
          </table:table-cell>
          <table:table-cell table:number-columns-repeated="2" table:style-name="ce2"/>
          <table:table-cell table:number-columns-repeated="146" table:style-name="ce3"/>
          <table:table-cell table:number-columns-repeated="16231"/>
        </table:table-row>
        <table:table-row table:style-name="ro1">
          <table:table-cell office:value-type="string" table:style-name="ce1">
            <text:p>GUN_GAME_KNIFE_KILL_KNIFER</text:p>
          </table:table-cell>
          <table:table-cell office:value-type="string" table:style-name="ce1">
            <text:p>Knife on Knife</text:p>
          </table:table-cell>
          <table:table-cell office:value-type="string" table:style-name="ce1">
            <text:p>Kill an enemy who is on gold knife level with your own knife in Arms Race Mode</text:p>
          </table:table-cell>
          <table:table-cell office:value-type="string" table:style-name="ce1">
            <text:p>http://cdn.akamai.steamstatic.com/steamcommunity/public/images/apps/730/2f1cc20b9181390d0f10494d9f29b659f7db4623.jpg</text:p>
          </table:table-cell>
          <table:table-cell office:value-type="string" table:style-name="ce1">
            <text:p>http://cdn.akamai.steamstatic.com/steamcommunity/public/images/apps/730/40ee7dae79c9a3b0e5476c504be890c6815a7563.jpg</text:p>
          </table:table-cell>
          <table:table-cell table:number-columns-repeated="148" table:style-name="ce2"/>
          <table:table-cell table:number-columns-repeated="16231"/>
        </table:table-row>
        <table:table-row table:style-name="ro1">
          <table:table-cell office:value-type="string" table:style-name="ce1">
            <text:p>GUN_GAME_SMG_KILL_KNIFER</text:p>
          </table:table-cell>
          <table:table-cell office:value-type="string" table:style-name="ce1">
            <text:p>Level Playing Field</text:p>
          </table:table-cell>
          <table:table-cell office:value-type="string" table:style-name="ce1">
            <text:p>Kill an enemy who is on gold knife level with a sub-machine gun in Arms Race Mode</text:p>
          </table:table-cell>
          <table:table-cell office:value-type="string" table:style-name="ce1">
            <text:p>http://cdn.akamai.steamstatic.com/steamcommunity/public/images/apps/730/975c11095cd8c9bd21773676c519bf279e816e95.jpg</text:p>
          </table:table-cell>
          <table:table-cell office:value-type="string" table:style-name="ce1">
            <text:p>http://cdn.akamai.steamstatic.com/steamcommunity/public/images/apps/730/b3d4fed55f308d5f66b6a7f918c2c848f91bf24c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WIN_EVERY_GUNGAME_MAP</text:p>
          </table:table-cell>
          <table:table-cell office:value-type="string" table:style-name="ce1">
            <text:p>Marksman</text:p>
          </table:table-cell>
          <table:table-cell office:value-type="string" table:style-name="ce1">
            <text:p>Win a match on every Arms Race and Demolition map</text:p>
          </table:table-cell>
          <table:table-cell office:value-type="string" table:style-name="ce1">
            <text:p>http://cdn.akamai.steamstatic.com/steamcommunity/public/images/apps/730/96c24a4d8479ba27188f830fb5a0784ed5acf30d.jpg</text:p>
          </table:table-cell>
          <table:table-cell office:value-type="string" table:style-name="ce1">
            <text:p>http://cdn.akamai.steamstatic.com/steamcommunity/public/images/apps/730/f8b155f5da59087dd5c9f4251b2bb786f2e6d5b6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ONE_SHOT_ONE_KILL</text:p>
          </table:table-cell>
          <table:table-cell office:value-type="string" table:style-name="ce1">
            <text:p>One Shot One Kill</text:p>
          </table:table-cell>
          <table:table-cell office:value-type="string" table:style-name="ce1">
            <text:p>Kill three consecutive players using the first bullet of your gun in Arms Race mode</text:p>
          </table:table-cell>
          <table:table-cell office:value-type="string" table:style-name="ce1">
            <text:p>http://cdn.akamai.steamstatic.com/steamcommunity/public/images/apps/730/7ceebbc7a90958c4c50477d313f55f7c371cefa9.jpg</text:p>
          </table:table-cell>
          <table:table-cell office:value-type="string" table:style-name="ce1">
            <text:p>http://cdn.akamai.steamstatic.com/steamcommunity/public/images/apps/730/0bf0571d2e6cbea466c77a1b28b91f027769a64b.jp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DOMINATION_OVERKILLS_LOW</text:p>
          </table:table-cell>
          <table:table-cell office:value-type="string" table:style-name="ce1">
            <text:p>Overkill</text:p>
          </table:table-cell>
          <table:table-cell office:value-type="string" table:style-name="ce1">
            <text:p>Kill an enemy whom you are already dominating</text:p>
          </table:table-cell>
          <table:table-cell office:value-type="string" table:style-name="ce1">
            <text:p>http://cdn.akamai.steamstatic.com/steamcommunity/public/images/apps/730/35f678614f16eabd93cf2bfac3d25056c19c05db.jpg</text:p>
          </table:table-cell>
          <table:table-cell office:value-type="string" table:style-name="ce1">
            <text:p>http://cdn.akamai.steamstatic.com/steamcommunity/public/images/apps/730/267be94458e3f79957f06e36b8754d8324b7bf50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GUN_GAME_ROUNDS_LOW</text:p>
          </table:table-cell>
          <table:table-cell office:value-type="string" table:style-name="ce1">
            <text:p>Practice Practice Practice</text:p>
          </table:table-cell>
          <table:table-cell office:value-type="string" table:style-name="ce1">
            <text:p>Play 100 matches of Arms Race or Demolition mode</text:p>
          </table:table-cell>
          <table:table-cell office:value-type="string" table:style-name="ce1">
            <text:p>http://cdn.akamai.steamstatic.com/steamcommunity/public/images/apps/730/fd2a716c0e7ec6a837748c4ed0834517e431ff94.jpg</text:p>
          </table:table-cell>
          <table:table-cell office:value-type="string" table:style-name="ce1">
            <text:p>http://cdn.akamai.steamstatic.com/steamcommunity/public/images/apps/730/73ca8432b7b5b46cb59a7df3a1e8635cf53ca6d9.jp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TR_BOMB_DEFUSE_LOW</text:p>
          </table:table-cell>
          <table:table-cell office:value-type="string" table:style-name="ce1">
            <text:p>Quick Cut</text:p>
          </table:table-cell>
          <table:table-cell office:value-type="string" table:style-name="ce1">
            <text:p>Defuse five bombs in Demolition mode</text:p>
          </table:table-cell>
          <table:table-cell office:value-type="string" table:style-name="ce1">
            <text:p>http://cdn.akamai.steamstatic.com/steamcommunity/public/images/apps/730/6935340c4d2277c095f72a701d56a788eb3ce304.jpg</text:p>
          </table:table-cell>
          <table:table-cell office:value-type="string" table:style-name="ce1">
            <text:p>http://cdn.akamai.steamstatic.com/steamcommunity/public/images/apps/730/e19146a204847b07cc1ac6b18f4a8b714b1ea20f.jp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GUN_GAME_RAMPAGE</text:p>
          </table:table-cell>
          <table:table-cell office:value-type="string" table:style-name="ce1">
            <text:p>Rampage!</text:p>
          </table:table-cell>
          <table:table-cell office:value-type="string" table:style-name="ce1">
            <text:p>Win an Arms Race match without dying</text:p>
          </table:table-cell>
          <table:table-cell office:value-type="string" table:style-name="ce1">
            <text:p>http://cdn.akamai.steamstatic.com/steamcommunity/public/images/apps/730/33724c22d5c591d606cf5ae3cfc86d3ac7636831.jpg</text:p>
          </table:table-cell>
          <table:table-cell office:value-type="string" table:style-name="ce1">
            <text:p>http://cdn.akamai.steamstatic.com/steamcommunity/public/images/apps/730/04e65f5cf5b808c411e7447d6bff48dfd9c9eabd.jpg</text:p>
          </table:table-cell>
          <table:table-cell table:number-columns-repeated="148" table:style-name="ce2"/>
          <table:table-cell table:number-columns-repeated="16231"/>
        </table:table-row>
        <table:table-row table:style-name="ro1">
          <table:table-cell office:value-type="string" table:style-name="ce1">
            <text:p>DOMINATIONS_LOW</text:p>
          </table:table-cell>
          <table:table-cell office:value-type="string" table:style-name="ce1">
            <text:p>Repeat Offender</text:p>
          </table:table-cell>
          <table:table-cell office:value-type="string" table:style-name="ce1">
            <text:p>Dominate an enemy</text:p>
          </table:table-cell>
          <table:table-cell office:value-type="string" table:style-name="ce1">
            <text:p>http://cdn.akamai.steamstatic.com/steamcommunity/public/images/apps/730/8c161f325310f4319064377fab29f9c7ddb19953.jpg</text:p>
          </table:table-cell>
          <table:table-cell office:value-type="string" table:style-name="ce1">
            <text:p>http://cdn.akamai.steamstatic.com/steamcommunity/public/images/apps/730/93d4894afca8e1fd08e839464a96c16ddfb64aa3.jpg</text:p>
          </table:table-cell>
          <table:table-cell table:number-columns-repeated="148" table:style-name="ce2"/>
          <table:table-cell table:number-columns-repeated="16231"/>
        </table:table-row>
        <table:table-row table:style-name="ro1">
          <table:table-cell office:value-type="string" table:style-name="ce1">
            <text:p>TR_BOMB_PLANT_LOW</text:p>
          </table:table-cell>
          <table:table-cell office:value-type="string" table:style-name="ce1">
            <text:p>Shorter Fuse</text:p>
          </table:table-cell>
          <table:table-cell office:value-type="string" table:style-name="ce1">
            <text:p>Plant five bombs in Demolition Mode</text:p>
          </table:table-cell>
          <table:table-cell office:value-type="string" table:style-name="ce1">
            <text:p>http://cdn.akamai.steamstatic.com/steamcommunity/public/images/apps/730/747d9d833b65f4e8875c46143fb11159b36fc50f.jpg</text:p>
          </table:table-cell>
          <table:table-cell office:value-type="string" table:style-name="ce1">
            <text:p>http://cdn.akamai.steamstatic.com/steamcommunity/public/images/apps/730/dba2a3cc2a9b69632abb8c88302935f174b91284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STILL_ALIVE</text:p>
          </table:table-cell>
          <table:table-cell office:value-type="string" table:style-name="ce1">
            <text:p>Still Alive</text:p>
          </table:table-cell>
          <table:table-cell office:value-type="string" table:style-name="ce1">
            <text:p>Survive more than 30 seconds with less than ten health in Arms Race or Demolition mode</text:p>
          </table:table-cell>
          <table:table-cell office:value-type="string" table:style-name="ce1">
            <text:p>http://cdn.akamai.steamstatic.com/steamcommunity/public/images/apps/730/344f2a3aa230450a3e2bda06533b2a632e223b4a.jpg</text:p>
          </table:table-cell>
          <table:table-cell office:value-type="string" table:style-name="ce1">
            <text:p>http://cdn.akamai.steamstatic.com/steamcommunity/public/images/apps/730/d1981870927d0426646ba0ab59a0e1559ec27de6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GUN_GAME_TARGET_SECURED</text:p>
          </table:table-cell>
          <table:table-cell office:value-type="string" table:style-name="ce1">
            <text:p>Target Secured</text:p>
          </table:table-cell>
          <table:table-cell office:value-type="string" table:style-name="ce1">
            <text:p>Personally kill the entire Counter-Terrorist team before the bomb is planted in Demolition Mode</text:p>
          </table:table-cell>
          <table:table-cell office:value-type="string" table:style-name="ce1">
            <text:p>http://cdn.akamai.steamstatic.com/steamcommunity/public/images/apps/730/851393a0dd28365e5a67bf52ba97d5f7d7b41ef8.jpg</text:p>
          </table:table-cell>
          <table:table-cell office:value-type="string" table:style-name="ce1">
            <text:p>http://cdn.akamai.steamstatic.com/steamcommunity/public/images/apps/730/ca440a9ba5c5ff725825d77151f83268487dc141.jp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DOMINATION_OVERKILLS_MATCH</text:p>
          </table:table-cell>
          <table:table-cell office:value-type="string" table:style-name="ce1">
            <text:p>Ten Angry Men</text:p>
          </table:table-cell>
          <table:table-cell office:value-type="string" table:style-name="ce1">
            <text:p>Kill 10 enemies you are already dominating during a single match</text:p>
          </table:table-cell>
          <table:table-cell office:value-type="string" table:style-name="ce1">
            <text:p>http://cdn.akamai.steamstatic.com/steamcommunity/public/images/apps/730/d2a9bece8d07edc762f688132f8cbecb6a508057.jpg</text:p>
          </table:table-cell>
          <table:table-cell office:value-type="string" table:style-name="ce1">
            <text:p>http://cdn.akamai.steamstatic.com/steamcommunity/public/images/apps/730/585202a4828b7d6e228a83a6246bf6f53463cfa2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/>
        </table:table-row>
        <table:table-row table:style-name="ro1">
          <table:table-cell office:value-type="string" table:style-name="ce1">
            <text:p>WIN_GUN_GAME_ROUNDS_EXTREME</text:p>
          </table:table-cell>
          <table:table-cell office:value-type="string" table:style-name="ce1">
            <text:p>The Professional</text:p>
          </table:table-cell>
          <table:table-cell office:value-type="string" table:style-name="ce1">
            <text:p>Win 500 matches in Arms Race or Demolition mode</text:p>
          </table:table-cell>
          <table:table-cell office:value-type="string" table:style-name="ce1">
            <text:p>http://cdn.akamai.steamstatic.com/steamcommunity/public/images/apps/730/72ec16ecfe103d72234c3731effc45ed909bdfcb.jpg</text:p>
          </table:table-cell>
          <table:table-cell office:value-type="string" table:style-name="ce1">
            <text:p>http://cdn.akamai.steamstatic.com/steamcommunity/public/images/apps/730/8d23d4c383cd84575def97831d1f725e51e7db25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style-name="ro1">
          <table:table-cell office:value-type="string" table:style-name="ce1">
            <text:p>PLAY_EVERY_GUNGAME_MAP</text:p>
          </table:table-cell>
          <table:table-cell office:value-type="string" table:style-name="ce1">
            <text:p>Tourist</text:p>
          </table:table-cell>
          <table:table-cell office:value-type="string" table:style-name="ce1">
            <text:p>Play a round on every Arms Race and Demolition map</text:p>
          </table:table-cell>
          <table:table-cell office:value-type="string" table:style-name="ce1">
            <text:p>http://cdn.akamai.steamstatic.com/steamcommunity/public/images/apps/730/1b644ef323872a1131d3d7c4ee03ffab0c2b2667.jpg</text:p>
          </table:table-cell>
          <table:table-cell office:value-type="string" table:style-name="ce1">
            <text:p>http://cdn.akamai.steamstatic.com/steamcommunity/public/images/apps/730/e9f50cecb28b3c37fe38f94216e393b34d4bd0a1.jpg</text:p>
          </table:table-cell>
          <table:table-cell table:number-columns-repeated="2" table:style-name="ce1"/>
          <table:table-cell table:number-columns-repeated="146" table:style-name="ce3"/>
          <table:table-cell table:number-columns-repeated="16231" table:style-name="ce2"/>
        </table:table-row>
        <table:table-row table:number-rows-repeated="1048543" table:style-name="ro1">
          <table:table-cell table:number-columns-repeated="16384"/>
        </table:table-row>
      </table:table>
      <table:database-range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Yusuf</meta:initial-creator>
    <dc:creator>Yusuf Zaidi</dc:creator>
    <meta:creation-date>2015-11-23T00:12:51Z</meta:creation-date>
    <dc:date>2015-11-23T01:17:34Z</dc:date>
  </office:meta>
</office:document-meta>
</file>